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4bb" officeooo:paragraph-rsid="001504bb"/>
    </style:style>
    <style:style style:name="P2" style:family="paragraph" style:parent-style-name="Standard">
      <style:text-properties officeooo:rsid="0015bc1d" officeooo:paragraph-rsid="0015bc1d"/>
    </style:style>
    <style:style style:name="P3" style:family="paragraph" style:parent-style-name="Standard">
      <style:text-properties officeooo:rsid="0017228e" officeooo:paragraph-rsid="00172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к:</text:p>
      <text:p text:style-name="P1">страница ролей:</text:p>
      <text:p text:style-name="P1">1. пакетное удаление ролей</text:p>
      <text:p text:style-name="P1">сейчас по 1 в цикле</text:p>
      <text:p text:style-name="P1"/>
      <text:p text:style-name="P1">страница пользователей</text:p>
      <text:p text:style-name="P1">1. фильтр пользователей по ролям, отделам и группам, уровням</text:p>
      <text:p text:style-name="P1">2. Отделы и группы</text:p>
      <text:p text:style-name="P1">3. выдача пользователей с ролями — сейчас роли получаются отдельно для каждого юзера после получения списка — это очень медленно</text:p>
      <text:p text:style-name="P1">4. редактирование пользователя по полям — уровень, отдел, группа </text:p>
      <text:p text:style-name="P1">5. круд отделов и групп</text:p>
      <text:p text:style-name="P1"/>
      <text:p text:style-name="P1"/>
      <text:p text:style-name="P2">убрать лишние кнопки в лдап модалке +</text:p>
      <text:p text:style-name="P3">фильтры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58:22.449097246</meta:creation-date>
    <dc:date>2018-01-23T19:43:23.774302630</dc:date>
    <meta:editing-duration>PT5H43M57S</meta:editing-duration>
    <meta:editing-cycles>1</meta:editing-cycles>
    <meta:document-statistic meta:table-count="0" meta:image-count="0" meta:object-count="0" meta:page-count="1" meta:paragraph-count="12" meta:word-count="66" meta:character-count="425" meta:non-whitespace-character-count="366"/>
    <meta:generator>LibreOffice/5.1.6.2$Linux_X86_64 LibreOffice_project/10m0$Build-2</meta:generator>
  </office:meta>
</office:document-meta>
</file>